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さつま揚げとキャベツのお味噌汁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だし汁</text:p>
          </table:table-cell>
          <table:table-cell office:value-type="string">
            <text:p>1000cc</text:p>
          </table:table-cell>
        </table:table-row>
        <table:table-row table:style-name="ro1">
          <table:table-cell office:value-type="string">
            <text:p>味噌</text:p>
          </table:table-cell>
          <table:table-cell office:value-type="string">
            <text:p>60～80g</text:p>
          </table:table-cell>
        </table:table-row>
        <table:table-row table:style-name="ro1">
          <table:table-cell office:value-type="string">
            <text:p>さつま揚げ</text:p>
          </table:table-cell>
          <table:table-cell office:value-type="string">
            <text:p>4枚</text:p>
          </table:table-cell>
        </table:table-row>
        <table:table-row table:style-name="ro1">
          <table:table-cell office:value-type="string">
            <text:p>キャベツ</text:p>
          </table:table-cell>
          <table:table-cell office:value-type="string">
            <text:p>70～80g</text:p>
          </table:table-cell>
        </table:table-row>
        <table:table-row table:style-name="ro1">
          <table:table-cell office:value-type="string">
            <text:p>青ねぎ</text:p>
          </table:table-cell>
          <table:table-cell office:value-type="string">
            <text:p>適量</text:p>
          </table:table-cell>
        </table:table-row>
      </table:table>
      <table:table table:name="モチモチおからのツナマヨでプチピザ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おから</text:p>
          </table:table-cell>
          <table:table-cell office:value-type="string">
            <text:p>100g</text:p>
          </table:table-cell>
        </table:table-row>
        <table:table-row table:style-name="ro1">
          <table:table-cell office:value-type="string">
            <text:p>ツナ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片栗粉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マヨネーズ</text:p>
          </table:table-cell>
          <table:table-cell office:value-type="string">
            <text:p>30g</text:p>
          </table:table-cell>
        </table:table-row>
        <table:table-row table:style-name="ro1">
          <table:table-cell office:value-type="string">
            <text:p>水</text:p>
          </table:table-cell>
          <table:table-cell office:value-type="string">
            <text:p>100ml</text:p>
          </table:table-cell>
        </table:table-row>
        <table:table-row table:style-name="ro1">
          <table:table-cell office:value-type="string">
            <text:p>塩、コショウ</text:p>
          </table:table-cell>
          <table:table-cell office:value-type="string">
            <text:p>少々</text:p>
          </table:table-cell>
        </table:table-row>
        <table:table-row table:style-name="ro1">
          <table:table-cell office:value-type="string">
            <text:p>チーズ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ケチャップ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パセリ or バジル</text:p>
          </table:table-cell>
          <table:table-cell office:value-type="string">
            <text:p>適量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IPA モナー Pゴシック" fo:language="en" fo:country="US" style:font-name-asian="DejaVu Sans" style:language-asian="ja" style:country-asian="JP" style:font-name-complex="IPA モナー P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モナー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009/11/22</text:date>, <text:time>15:0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lab </meta:initial-creator>
    <meta:creation-date>2009-11-22T15:01:41</meta:creation-date>
    <dc:date>2009-11-22T15:08:33</dc:date>
    <dc:creator>yalab </dc:creator>
    <meta:editing-duration>PT00H06M55S</meta:editing-duration>
    <meta:editing-cycles>1</meta:editing-cycles>
    <meta:document-statistic meta:table-count="3" meta:cell-count="34" meta:object-count="0"/>
    <meta:generator>OpenOffice.org/3.1$Linux OpenOffice.org_project/310m19$Build-9420</meta:generator>
  </office:meta>
</office:document-meta>
</file>